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e4ee" officeooo:paragraph-rsid="001ee4ee" style:font-weight-asian="bold" style:font-weight-complex="bold"/>
    </style:style>
    <style:style style:name="P2" style:family="paragraph" style:parent-style-name="Standard" style:list-style-name="L1">
      <style:text-properties fo:font-weight="normal" officeooo:rsid="001f25a5" officeooo:paragraph-rsid="001f25a5" style:font-weight-asian="normal" style:font-weight-complex="normal"/>
    </style:style>
    <style:style style:name="P3" style:family="paragraph" style:parent-style-name="Standard">
      <style:text-properties fo:font-weight="normal" officeooo:rsid="001f25a5" officeooo:paragraph-rsid="001f25a5" style:font-weight-asian="normal" style:font-weight-complex="normal"/>
    </style:style>
    <style:style style:name="P4" style:family="paragraph" style:parent-style-name="Standard">
      <style:text-properties fo:font-weight="normal" officeooo:rsid="0020465f" officeooo:paragraph-rsid="0020465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5daf7" officeooo:paragraph-rsid="0025daf7" style:font-weight-asian="bold" style:font-weight-complex="bold"/>
    </style:style>
    <style:style style:name="P6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 fo:font-weight="bold" officeooo:rsid="0025daf7" officeooo:paragraph-rsid="0025daf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8bd5c" officeooo:paragraph-rsid="0028bd5c" style:font-weight-asian="bold" style:font-weight-complex="bold"/>
    </style:style>
    <style:style style:name="P8" style:family="paragraph" style:parent-style-name="Standard" style:list-style-name="L2">
      <style:text-properties style:text-underline-style="solid" style:text-underline-width="auto" style:text-underline-color="font-color" fo:font-weight="normal" officeooo:rsid="0020bbc0" officeooo:paragraph-rsid="0020bbc0" style:font-weight-asian="normal" style:font-weight-complex="normal"/>
    </style:style>
    <style:style style:name="P9" style:family="paragraph" style:parent-style-name="Standard" style:list-style-name="L2">
      <style:text-properties style:text-underline-style="solid" style:text-underline-width="auto" style:text-underline-color="font-color" fo:font-weight="normal" officeooo:rsid="0022a3b0" officeooo:paragraph-rsid="0022a3b0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22a3b0" officeooo:paragraph-rsid="0022a3b0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23f7f1" officeooo:paragraph-rsid="0023f7f1" style:font-weight-asian="normal" style:font-weight-complex="normal"/>
    </style:style>
    <style:style style:name="P12" style:family="paragraph" style:parent-style-name="Standard">
      <style:text-properties style:text-underline-style="none" fo:font-weight="bold" officeooo:rsid="0020bbc0" officeooo:paragraph-rsid="0020bbc0" style:font-weight-asian="bold" style:font-weight-complex="bold"/>
    </style:style>
    <style:style style:name="P13" style:family="paragraph" style:parent-style-name="Header">
      <style:text-properties officeooo:rsid="001e5df9" officeooo:paragraph-rsid="001e5df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f25a5" style:font-weight-asian="normal" style:font-weight-complex="normal"/>
    </style:style>
    <style:style style:name="T8" style:family="text">
      <style:text-properties style:text-underline-style="none" officeooo:rsid="0022a3b0"/>
    </style:style>
    <style:style style:name="T9" style:family="text">
      <style:text-properties style:text-underline-style="none" officeooo:rsid="0025daf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2a3b0" style:font-weight-asian="bold" style:font-weight-complex="bold"/>
    </style:style>
    <style:style style:name="T12" style:family="text">
      <style:text-properties fo:background-color="#ffff00" loext:char-shading-value="0"/>
    </style:style>
    <style:style style:name="T13" style:family="text">
      <style:text-properties fo:color="#ff0000" style:text-underline-style="none" officeooo:rsid="0025daf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sco de auditoria<text:span text:style-name="T1">: risco de que o auditor expresse uma opinião de auditoria inadequada quando as demonstrações contábeis contiverem </text:span><text:span text:style-name="T3">distorções relevantes</text:span><text:span text:style-name="T6">. </text:span><text:span text:style-name="T7">O risco de auditoria é uma função de:</text:span></text:p>
      <text:list xml:id="list5866466947928833534" text:style-name="L1">
        <text:list-item>
          <text:p text:style-name="P2"><text:span text:style-name="T5">riscos de distorção relevante; e</text:span></text:p>
        </text:list-item>
        <text:list-item>
          <text:p text:style-name="P2"><text:span text:style-name="T5">risco de detecção.</text:span></text:p>
        </text:list-item>
      </text:list>
      <text:p text:style-name="P3"><text:span text:style-name="T5"/></text:p>
      <text:p text:style-name="P4"><text:span text:style-name="T5">O risco de o auditor considerar que </text:span><text:span text:style-name="T4">há</text:span><text:span text:style-name="T5"> distorções relevantes nas demonstrações contábeis quando na verdade </text:span><text:span text:style-name="T4">não há</text:span><text:span text:style-name="T5"> é </text:span><text:span text:style-name="T4">insignificante</text:span><text:span text:style-name="T5">.</text:span></text:p>
      <text:p text:style-name="P4"><text:span text:style-name="T5"/></text:p>
      <text:p text:style-name="P12"><text:span text:style-name="T12">Risco de detecção</text:span><text:span text:style-name="T1">: risco de que os </text:span><text:span text:style-name="T3">procedimentos executados</text:span><text:span text:style-name="T1"> pelo auditor para reduzir o risco de auditoria a um nível aceitavelmente baixo </text:span><text:span text:style-name="T2">não</text:span><text:span text:style-name="T1"> detectem uma distorção existente que possa ser </text:span><text:span text:style-name="T2">relevante</text:span><text:span text:style-name="T1">, individualmente ou em conjunto com outras distorções.</text:span></text:p>
      <text:p text:style-name="P12"><text:span text:style-name="T1"/></text:p>
      <text:p text:style-name="P12"><text:span text:style-name="T12">Riscos de distorção relevante</text:span><text:span text:style-name="T1">: risco de que as demonstrações contábeis contenham distorção </text:span><text:span text:style-name="T2">relevante</text:span><text:span text:style-name="T1"> </text:span><text:span text:style-name="T2">antes</text:span><text:span text:style-name="T1"> da auditoria.</text:span></text:p>
      <text:list xml:id="list7675041055378420275" text:style-name="L2">
        <text:list-item>
          <text:p text:style-name="P8">Risco inerente<text:span text:style-name="T5"> </text:span><text:span text:style-name="T13">[erro/irregularidade ocorreu nos registros ou demonstrações contábeis]</text:span><text:span text:style-name="T9"> </text:span><text:span text:style-name="T5">→ </text:span><text:span text:style-name="T8">suscetibilidade de uma afirmação a respeito de uma transação, saldo contábil ou divulgação, a uma distorção que possa ser relevante, individualmente ou em conjunto com outras distorções, </text:span><text:span text:style-name="T11">antes da consideração de quaisquer controles</text:span><text:span text:style-name="T8">;</text:span></text:p>
        </text:list-item>
        <text:list-item>
          <text:p text:style-name="P9">Risco de controle<text:span text:style-name="T5"> </text:span><text:span text:style-name="T13">[erro/irregularidade não foi detectado pelo sistema de controle interno]</text:span><text:span text:style-name="T5">→ risco de que uma distorção que possa ocorrer em uma afirmação sobre uma classe de transação, saldo contábil ou divulgação e que possa ser relevante, individualmente ou em conjunto com outras distorções, </text:span><text:span text:style-name="T10">não seja prevenida, detectada e corrigida tempestivamente pelo controle interno da entidade</text:span><text:span text:style-name="T5">.</text:span></text:p>
        </text:list-item>
      </text:list>
      <text:p text:style-name="P10"><text:span text:style-name="T5"/></text:p>
      <text:p text:style-name="P11"><text:span text:style-name="T5">Risco de Auditoria = Risco de Detecção x Riscos de Distorção Relevante</text:span></text:p>
      <text:p text:style-name="P11"><text:span text:style-name="T5"/></text:p>
      <text:p text:style-name="P5"><text:span text:style-name="T5">Grau de priorização dos trabalhos</text:span><text:span text:style-name="T6"> → materialidade x relevância x criticidade.</text:span></text:p>
      <text:list xml:id="list295579182343657432" text:style-name="L3">
        <text:list-item>
          <text:p text:style-name="P6"><text:span text:style-name="T5">Materialidade</text:span><text:span text:style-name="T6">: montante de recursos financeiros envolvidos em determinada operação;</text:span></text:p>
        </text:list-item>
        <text:list-item>
          <text:p text:style-name="P6"><text:span text:style-name="T5">Relevância</text:span><text:span text:style-name="T6">: importância relativa ou papel desempenhado por determinada questão, situação ou unidade, existentes em um dado contexto, e deve ser considerada pelo auditor quando </text:span><text:span text:style-name="T1">determinar a natureza, a extensão e a oportunidade</text:span><text:span text:style-name="T6"> dos procedimentos de auditoria;</text:span></text:p>
        </text:list-item>
        <text:list-item>
          <text:p text:style-name="P6"><text:span text:style-name="T5">Criticidade</text:span><text:span text:style-name="T6">: fragilidade encontrada nos controles internos.</text:span></text:p>
        </text:list-item>
      </text:list>
      <text:p text:style-name="P5"><text:span text:style-name="T6"/></text:p>
      <text:p text:style-name="P7"><text:span text:style-name="T6">Risco → negativo, futuro e incerto.</text:span></text:p>
      <text:p text:style-name="P7"><text:span text:style-name="T6"/></text:p>
      <text:p text:style-name="P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5df9" officeooo:paragraph-rsid="001e5d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Fraudes e a responsabilidade do auditor. Risco de auditori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23:05:06.277087499</meta:creation-date>
    <dc:date>2018-11-24T23:25:37.365510360</dc:date>
    <meta:editing-duration>PT20M26S</meta:editing-duration>
    <meta:editing-cycles>11</meta:editing-cycles>
    <meta:generator>LibreOffice/5.2.7.2$Linux_x86 LibreOffice_project/20m0$Build-2</meta:generator>
    <meta:document-statistic meta:table-count="0" meta:image-count="0" meta:object-count="0" meta:page-count="1" meta:paragraph-count="15" meta:word-count="308" meta:character-count="2118" meta:non-whitespace-character-count="1831"/>
  </office:meta>
</office:document-meta>
</file>